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6.843cm" svg:y="0.1cm">
            <draw:object draw:notify-on-update-of-ranges="Planilha1.A1:Planilha1.A11 Planilha1.B1:Planilha1.B11 Planilha1.C1:Planilha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30219" calcext:value-type="float">
            <text:p>0,0330219</text:p>
          </table:table-cell>
          <table:table-cell office:value-type="float" office:value="0.0361841" calcext:value-type="float">
            <text:p>0,0361841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661122" calcext:value-type="float">
            <text:p>0,2661122</text:p>
          </table:table-cell>
          <table:table-cell office:value-type="float" office:value="0.3135085" calcext:value-type="float">
            <text:p>0,313508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[.G3]+[.F3]" office:value-type="float" office:value="600" calcext:value-type="float">
            <text:p>600</text:p>
          </table:table-cell>
          <table:table-cell table:formula="of:=[.H3]+[.F3]" office:value-type="float" office:value="800" calcext:value-type="float">
            <text:p>800</text:p>
          </table:table-cell>
          <table:table-cell table:formula="of:=[.I3]+[.F3]" office:value-type="float" office:value="1000" calcext:value-type="float">
            <text:p>1000</text:p>
          </table:table-cell>
          <table:table-cell table:formula="of:=[.J3]+[.F3]" office:value-type="float" office:value="1200" calcext:value-type="float">
            <text:p>1200</text:p>
          </table:table-cell>
          <table:table-cell table:formula="of:=[.K3]+[.F3]" office:value-type="float" office:value="1400" calcext:value-type="float">
            <text:p>1400</text:p>
          </table:table-cell>
          <table:table-cell table:formula="of:=[.L3]+[.F3]" office:value-type="float" office:value="1600" calcext:value-type="float">
            <text:p>1600</text:p>
          </table:table-cell>
          <table:table-cell table:formula="of:=[.M3]+[.F3]"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formula="of:=[.A3]+[.A2]" office:value-type="float" office:value="600" calcext:value-type="float">
            <text:p>600</text:p>
          </table:table-cell>
          <table:table-cell office:value-type="float" office:value="0.8274236" calcext:value-type="float">
            <text:p>0,8274236</text:p>
          </table:table-cell>
          <table:table-cell office:value-type="float" office:value="1.1147228" calcext:value-type="float">
            <text:p>1,1147228</text:p>
          </table:table-cell>
          <table:table-cell table:number-columns-repeated="2"/>
          <table:table-cell office:value-type="float" office:value="0.0330219" calcext:value-type="float">
            <text:p>0,0330219</text:p>
          </table:table-cell>
          <table:table-cell office:value-type="float" office:value="0.2661122" calcext:value-type="float">
            <text:p>0,2661122</text:p>
          </table:table-cell>
          <table:table-cell office:value-type="float" office:value="0.8274236" calcext:value-type="float">
            <text:p>0,8274236</text:p>
          </table:table-cell>
          <table:table-cell office:value-type="float" office:value="1.9646309" calcext:value-type="float">
            <text:p>1,9646309</text:p>
          </table:table-cell>
          <table:table-cell office:value-type="float" office:value="3.9018581" calcext:value-type="float">
            <text:p>3,9018581</text:p>
          </table:table-cell>
          <table:table-cell office:value-type="float" office:value="7.0238242" calcext:value-type="float">
            <text:p>7,0238242</text:p>
          </table:table-cell>
          <table:table-cell office:value-type="float" office:value="11.6381568" calcext:value-type="float">
            <text:p>11,6381568</text:p>
          </table:table-cell>
          <table:table-cell office:value-type="float" office:value="17.1636895" calcext:value-type="float">
            <text:p>17,1636895</text:p>
          </table:table-cell>
          <table:table-cell office:value-type="float" office:value="25.0491224" calcext:value-type="float">
            <text:p>25,0491224</text:p>
          </table:table-cell>
          <table:table-cell office:value-type="float" office:value="34.2864085" calcext:value-type="float">
            <text:p>34,2864085</text:p>
          </table:table-cell>
        </table:table-row>
        <table:table-row table:style-name="ro1">
          <table:table-cell table:formula="of:=[.A4]+[.A2]" office:value-type="float" office:value="800" calcext:value-type="float">
            <text:p>800</text:p>
          </table:table-cell>
          <table:table-cell office:value-type="float" office:value="1.9646309" calcext:value-type="float">
            <text:p>1,9646309</text:p>
          </table:table-cell>
          <table:table-cell office:value-type="float" office:value="2.750981" calcext:value-type="float">
            <text:p>2,750981</text:p>
          </table:table-cell>
          <table:table-cell table:number-columns-repeated="2"/>
          <table:table-cell office:value-type="float" office:value="0.0361841" calcext:value-type="float">
            <text:p>0,0361841</text:p>
          </table:table-cell>
          <table:table-cell office:value-type="float" office:value="0.3135085" calcext:value-type="float">
            <text:p>0,3135085</text:p>
          </table:table-cell>
          <table:table-cell office:value-type="float" office:value="1.1147228" calcext:value-type="float">
            <text:p>1,1147228</text:p>
          </table:table-cell>
          <table:table-cell office:value-type="float" office:value="2.750981" calcext:value-type="float">
            <text:p>2,750981</text:p>
          </table:table-cell>
          <table:table-cell office:value-type="float" office:value="6.2678585" calcext:value-type="float">
            <text:p>6,2678585</text:p>
          </table:table-cell>
          <table:table-cell office:value-type="float" office:value="19.5667914" calcext:value-type="float">
            <text:p>19,5667914</text:p>
          </table:table-cell>
          <table:table-cell office:value-type="float" office:value="39.8415326" calcext:value-type="float">
            <text:p>39,8415326</text:p>
          </table:table-cell>
          <table:table-cell office:value-type="float" office:value="62.9309242" calcext:value-type="float">
            <text:p>62,9309242</text:p>
          </table:table-cell>
          <table:table-cell office:value-type="float" office:value="91.1262151" calcext:value-type="float">
            <text:p>91,1262151</text:p>
          </table:table-cell>
          <table:table-cell office:value-type="float" office:value="127.0950984" calcext:value-type="float">
            <text:p>127,0950984</text:p>
          </table:table-cell>
        </table:table-row>
        <table:table-row table:style-name="ro1">
          <table:table-cell table:formula="of:=[.A5]+[.A2]" office:value-type="float" office:value="1000" calcext:value-type="float">
            <text:p>1000</text:p>
          </table:table-cell>
          <table:table-cell office:value-type="float" office:value="3.9018581" calcext:value-type="float">
            <text:p>3,9018581</text:p>
          </table:table-cell>
          <table:table-cell office:value-type="float" office:value="6.2678585" calcext:value-type="float">
            <text:p>6,2678585</text:p>
          </table:table-cell>
          <table:table-cell table:number-columns-repeated="12"/>
        </table:table-row>
        <table:table-row table:style-name="ro1">
          <table:table-cell table:formula="of:=[.A6]+[.A2]" office:value-type="float" office:value="1200" calcext:value-type="float">
            <text:p>1200</text:p>
          </table:table-cell>
          <table:table-cell office:value-type="float" office:value="7.0238242" calcext:value-type="float">
            <text:p>7,0238242</text:p>
          </table:table-cell>
          <table:table-cell office:value-type="float" office:value="19.5667914" calcext:value-type="float">
            <text:p>19,5667914</text:p>
          </table:table-cell>
          <table:table-cell table:number-columns-repeated="12"/>
        </table:table-row>
        <table:table-row table:style-name="ro1">
          <table:table-cell table:formula="of:=[.A7]+[.A2]" office:value-type="float" office:value="1400" calcext:value-type="float">
            <text:p>1400</text:p>
          </table:table-cell>
          <table:table-cell office:value-type="float" office:value="11.6381568" calcext:value-type="float">
            <text:p>11,6381568</text:p>
          </table:table-cell>
          <table:table-cell office:value-type="float" office:value="39.8415326" calcext:value-type="float">
            <text:p>39,8415326</text:p>
          </table:table-cell>
          <table:table-cell table:number-columns-repeated="12"/>
        </table:table-row>
        <table:table-row table:style-name="ro1">
          <table:table-cell table:formula="of:=[.A8]+[.A2]" office:value-type="float" office:value="1600" calcext:value-type="float">
            <text:p>1600</text:p>
          </table:table-cell>
          <table:table-cell office:value-type="float" office:value="17.1636895" calcext:value-type="float">
            <text:p>17,1636895</text:p>
          </table:table-cell>
          <table:table-cell office:value-type="float" office:value="62.9309242" calcext:value-type="float">
            <text:p>62,9309242</text:p>
          </table:table-cell>
          <table:table-cell table:number-columns-repeated="12"/>
        </table:table-row>
        <table:table-row table:style-name="ro1">
          <table:table-cell table:formula="of:=[.A9]+[.A2]" office:value-type="float" office:value="1800" calcext:value-type="float">
            <text:p>1800</text:p>
          </table:table-cell>
          <table:table-cell office:value-type="float" office:value="25.0491224" calcext:value-type="float">
            <text:p>25,0491224</text:p>
          </table:table-cell>
          <table:table-cell office:value-type="float" office:value="91.1262151" calcext:value-type="float">
            <text:p>91,1262151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.2864085" calcext:value-type="float">
            <text:p>34,2864085</text:p>
          </table:table-cell>
          <table:table-cell office:value-type="float" office:value="127.0950984" calcext:value-type="float">
            <text:p>127,095098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1:56:53.357817911</meta:creation-date>
    <dc:date>2023-02-06T22:31:48.491261858</dc:date>
    <meta:editing-duration>PT7M14S</meta:editing-duration>
    <meta:editing-cycles>1</meta:editing-cycles>
    <meta:document-statistic meta:table-count="1" meta:cell-count="6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11111" draw:fill-color="#11111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3.952cm" style:legend-expansion="high" chart:style-name="ch2"/>
        <chart:plot-area chart:style-name="ch3" table:cell-range-address="Planilha1.A1:Planilha1.C11" chart:data-source-has-labels="column" svg:x="1.331cm" svg:y="0.18cm" svg:width="11.603cm" svg:height="7.659cm">
          <chart:coordinate-region svg:x="2.138cm" svg:y="0.38cm" svg:width="10.424cm" svg:height="6.812cm"/>
          <chart:axis chart:dimension="x" chart:name="primary-x" chart:style-name="ch4" chartooo:axis-type="auto">
            <chart:title svg:x="6.612cm" svg:y="8.019cm" chart:style-name="ch5">
              <text:p>ordem</text:p>
            </chart:title>
            <chart:categories table:cell-range-address="Planilha1.A1:Planilha1.A11"/>
          </chart:axis>
          <chart:axis chart:dimension="y" chart:name="primary-y" chart:style-name="ch6">
            <chart:title svg:x="0.451cm" svg:y="4.516cm" chart:style-name="ch7">
              <text:p>tempo</text:p>
            </chart:title>
            <chart:grid chart:style-name="ch8" chart:class="major"/>
          </chart:axis>
          <chart:series chart:style-name="ch9" chart:values-cell-range-address="Planilha1.B1:Planilha1.B11" chart:class="chart:scatter">
            <chart:domain table:cell-range-address="Planilha1.A1:Planilha1.A11"/>
            <chart:data-point chart:repeated="11"/>
          </chart:series>
          <chart:series chart:style-name="ch10" chart:values-cell-range-address="Planilha1.C1:Planilha1.C1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ORDEM</text:p>
                <draw:g>
                  <svg:desc>Planilha1.A1:Planilha1.A11</svg:desc>
                </draw:g>
              </table:table-cell>
              <table:table-cell office:value-type="float" office:value="NaN">
                <text:p>NaN</text:p>
                <draw:g>
                  <svg:desc>Planilha1.B1:Planilha1.B11</svg:desc>
                </draw:g>
              </table:table-cell>
              <table:table-cell office:value-type="float" office:value="NaN">
                <text:p>NaN</text:p>
                <draw:g>
                  <svg:desc>Planilha1.C1:Planilha1.C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30219">
                <text:p>0.0330219</text:p>
              </table:table-cell>
              <table:table-cell office:value-type="float" office:value="0.0361841">
                <text:p>0.03618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661122">
                <text:p>0.2661122</text:p>
              </table:table-cell>
              <table:table-cell office:value-type="float" office:value="0.3135085">
                <text:p>0.31350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8274236">
                <text:p>0.8274236</text:p>
              </table:table-cell>
              <table:table-cell office:value-type="float" office:value="1.1147228">
                <text:p>1.114722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9646309">
                <text:p>1.9646309</text:p>
              </table:table-cell>
              <table:table-cell office:value-type="float" office:value="2.750981">
                <text:p>2.750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9018581">
                <text:p>3.9018581</text:p>
              </table:table-cell>
              <table:table-cell office:value-type="float" office:value="6.2678585">
                <text:p>6.267858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0238242">
                <text:p>7.0238242</text:p>
              </table:table-cell>
              <table:table-cell office:value-type="float" office:value="19.5667914">
                <text:p>19.56679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1.6381568">
                <text:p>11.6381568</text:p>
              </table:table-cell>
              <table:table-cell office:value-type="float" office:value="39.8415326">
                <text:p>39.841532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.1636895">
                <text:p>17.1636895</text:p>
              </table:table-cell>
              <table:table-cell office:value-type="float" office:value="62.9309242">
                <text:p>62.93092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5.0491224">
                <text:p>25.0491224</text:p>
              </table:table-cell>
              <table:table-cell office:value-type="float" office:value="91.1262151">
                <text:p>91.126215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.2864085">
                <text:p>34.2864085</text:p>
              </table:table-cell>
              <table:table-cell office:value-type="float" office:value="127.0950984">
                <text:p>127.0950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